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tFrame.CurrentFrame( final Label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tFrame.execute( final int opcode , final int arg , final Symbol symbolArg , final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